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fo:font-size="12pt" officeooo:rsid="00041bc6" officeooo:paragraph-rsid="00041bc6" style:font-size-asian="10.5pt" style:font-size-complex="12pt"/>
    </style:style>
    <style:style style:name="P2" style:family="paragraph" style:parent-style-name="Standard">
      <style:paragraph-properties fo:line-height="115%" fo:text-align="justify" style:justify-single-word="false" style:writing-mode="lr-tb"/>
      <style:text-properties fo:font-size="12pt" officeooo:rsid="000ae567" officeooo:paragraph-rsid="000b5caa" style:font-size-asian="10.5pt" style:font-size-complex="12pt"/>
    </style:style>
    <style:style style:name="P3" style:family="paragraph" style:parent-style-name="Standard">
      <style:paragraph-properties fo:line-height="115%" fo:text-align="justify" style:justify-single-word="false" style:writing-mode="lr-tb"/>
      <style:text-properties fo:font-size="12pt" officeooo:rsid="00041bc6" officeooo:paragraph-rsid="000b5caa" style:font-size-asian="10.5pt" style:font-size-complex="12pt"/>
    </style:style>
    <style:style style:name="P4" style:family="paragraph" style:parent-style-name="Standard" style:master-page-name="Standard">
      <style:paragraph-properties fo:line-height="115%" fo:text-align="center" style:justify-single-word="false" style:page-number="auto" fo:break-before="auto" fo:break-after="auto" style:writing-mode="lr-tb"/>
      <style:text-properties fo:font-size="14pt" officeooo:rsid="00041bc6" officeooo:paragraph-rsid="000b5caa" style:font-size-asian="14pt" style:font-size-complex="14pt"/>
    </style:style>
    <style:style style:name="T1" style:family="text">
      <style:text-properties officeooo:rsid="0004fe0c"/>
    </style:style>
    <style:style style:name="T2" style:family="text">
      <style:text-properties officeooo:rsid="00052df6"/>
    </style:style>
    <style:style style:name="T3" style:family="text">
      <style:text-properties officeooo:rsid="0009f812"/>
    </style:style>
    <style:style style:name="T4" style:family="text">
      <style:text-properties officeooo:rsid="000c6b94"/>
    </style:style>
    <style:style style:name="T5" style:family="text">
      <style:text-properties officeooo:rsid="000ae5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asons to choose the College of Computing of Georgia Tech</text:p>
      <text:p text:style-name="P3"/>
      <text:p text:style-name="P3"/>
      <text:p text:style-name="P3">The <text:span text:style-name="T5">Georgia Tech </text:span>College of Computing is one of the most active research centers in testing, debugging, an<text:span text:style-name="T1">d</text:span> software analysis. <text:span text:style-name="T1">Several studies in such topics were carried out by researchers from this institute throughout the years. Therefore, the choice for the College of Computing is related to its leadership in our research area.</text:span></text:p>
      <text:p text:style-name="P3"/>
      <text:p text:style-name="P3">Professor Orso has worked with <text:span text:style-name="T2">techniques to improve </text:span>software <text:span text:style-name="T3">debugging, testing, and </text:span>analysis, focused in <text:span text:style-name="T2">real-world programs and the practical use of such techniques in industrial settings. This practical approach is in accordance with our research interests. His research results have produced a significant impact in the field and the quality of his research is acknowledge world-wide.</text:span></text:p>
      <text:p text:style-name="P3"/>
      <text:p text:style-name="P2">Spending some time as a visiting researcher in the Georgia Tech College of Computing will be a unique opportunity for the doctoral student to work in a world class institution within a world class research group. We expect that this will be the start of a fru<text:span text:style-name="T4">i</text:span>tful research collaboration that shall last for many y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meta:editing-cycles>7</meta:editing-cycles>
    <dc:date>2014-10-01T10:52:47.321932846</dc:date>
    <meta:editing-duration>PT24M3S</meta:editing-duration>
    <meta:document-statistic meta:table-count="0" meta:image-count="0" meta:object-count="0" meta:page-count="1" meta:paragraph-count="4" meta:word-count="175" meta:character-count="1099" meta:non-whitespace-character-count="928"/>
  </office:meta>
</office:document-meta>
</file>